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838" officeooo:paragraph-rsid="0038c374"/>
    </style:style>
    <style:style style:name="P2" style:family="paragraph" style:parent-style-name="Standard">
      <style:text-properties officeooo:paragraph-rsid="003aa854"/>
    </style:style>
    <style:style style:name="P3" style:family="paragraph" style:parent-style-name="Standard">
      <style:text-properties officeooo:rsid="003aa854" officeooo:paragraph-rsid="003aa854"/>
    </style:style>
    <style:style style:name="P4" style:family="paragraph" style:parent-style-name="Standard">
      <style:text-properties officeooo:rsid="003e1614" officeooo:paragraph-rsid="003e1614"/>
    </style:style>
    <style:style style:name="T1" style:family="text">
      <style:text-properties officeooo:rsid="003c9de2"/>
    </style:style>
    <style:style style:name="T2" style:family="text">
      <style:text-properties officeooo:rsid="003e1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Ejercicio 1<text:span text:style-name="T1">2</text:span></text:p>
      <text:p text:style-name="P1"># Este programa <text:span text:style-name="T2">muestra la cantidad de enteros entre 1 y 200</text:span></text:p>
      <text:p text:style-name="P1"/>
      <text:p text:style-name="P4">N = 200 <text:s/>#Numero máximo</text:p>
      <text:p text:style-name="P4"/>
      <text:p text:style-name="P4">PARA k =1 HASTA N </text:p>
      <text:p text:style-name="P4"/>
      <text:p text:style-name="P4"><text:tab/>Contador = Contador <text:s/>+ (k+1)%2</text:p>
      <text:p text:style-name="P4"/>
      <text:p text:style-name="P4">FIN P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2T10:28:05.491954187</dc:date>
    <meta:editing-duration>PT4H7M25S</meta:editing-duration>
    <meta:editing-cycles>25</meta:editing-cycles>
    <meta:document-statistic meta:table-count="0" meta:image-count="0" meta:object-count="0" meta:page-count="1" meta:paragraph-count="6" meta:word-count="32" meta:character-count="154" meta:non-whitespace-character-count="124"/>
  </office:meta>
</office:document-meta>
</file>